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1a" officeooo:paragraph-rsid="00029f1a"/>
    </style:style>
    <style:style style:name="P2" style:family="paragraph" style:parent-style-name="Standard">
      <style:text-properties officeooo:rsid="00029f1a" officeooo:paragraph-rsid="0003de60"/>
    </style:style>
    <style:style style:name="P3" style:family="paragraph" style:parent-style-name="Standard">
      <style:text-properties officeooo:rsid="0003de60" officeooo:paragraph-rsid="0003de60"/>
    </style:style>
    <style:style style:name="T1" style:family="text">
      <style:text-properties officeooo:rsid="0003de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rade Request.</text:p>
      <text:p text:style-name="P3">Project 3 – circularLinkedList</text:p>
      <text:p text:style-name="P1"/>
      <text:p text:style-name="P1"/>
      <text:p text:style-name="P1">To Dr. Tina Kouri,</text:p>
      <text:p text:style-name="P1"/>
      <text:p text:style-name="P1">There are some discrepancies with my grade on project 3, and I would like to request a regrade. <text:s/>The following criteria are of particular concern:</text:p>
      <text:p text:style-name="P1"/>
      <text:p text:style-name="P2">isEmpty() was given 0/5 and commented “Doesn't work properly” on the grading sheet. <text:s/>The actual comments (on page 4 of my header file) read “Will not work if I will copy empty list first because First==NULL.” <text:s/>The manner that I built my linked list will never have the condition First==NULL, and therefore it does not have to be tested for. <text:s/></text:p>
      <text:p text:style-name="P2">My constructor builds a new headNode and then points the _first pointer at headNode. <text:s/>It then points headNode-&gt;next at _first. <text:s/>My isEmpty() function tests for the condition _first-&gt;next != _first and then returns false if that condition holds true, which means it is not an empty list. <text:s/>I believe this may be a manual grading mistake, but I would also like to mention that if my code is compiled and run on a g++ 4.8.2 compiler it works wonderfully <text:span text:style-name="T1">and I utilize the isEmpty() function many times.</text:span></text:p>
      <text:p text:style-name="P1"/>
      <text:p text:style-name="P1"/>
      <text:p text:style-name="P1"/>
      <text:p text:style-name="P3">Also, on the Josephus algorithm I received -5 points and a comment that says “unreasonable code” on my grading sheet. <text:s/>The actual commenting on page 8 of my header file reads “Why do we need this code?” <text:s/>This is confusing, as the code was written to perform the Josephus algorithm, and from everything I have manually executed on paper and executed on the computer it works well. <text:s/>We were instructed to utilize the circular part of the circular linked list, which I did, as well. <text:s/>I believe this may also be a mistake (or I do not understand the issue).</text:p>
      <text:p text:style-name="P1"/>
      <text:p text:style-name="P1"/>
      <text:p text:style-name="P1"/>
      <text:p text:style-name="P1"/>
      <text:p text:style-name="P1"/>
      <text:p text:style-name="P1"/>
      <text:p text:style-name="P3">Thank you,</text:p>
      <text:p text:style-name="P3"/>
      <text:p text:style-name="P3"/>
      <text:p text:style-name="P3"/>
      <text:p text:style-name="P3"/>
      <text:p text:style-name="P3">Matt McDermott</text:p>
      <text:p text:style-name="P3">U70910297</text:p>
      <text:p text:style-name="P3">Data Structures Stu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22:44:38.900400391</meta:creation-date>
    <meta:print-date>2014-10-30T23:23:36.446638862</meta:print-date>
    <dc:date>2014-10-30T23:23:57.909522879</dc:date>
    <meta:editing-duration>PT24M8S</meta:editing-duration>
    <meta:editing-cycles>1</meta:editing-cycles>
    <meta:document-statistic meta:table-count="0" meta:image-count="0" meta:object-count="0" meta:page-count="1" meta:paragraph-count="11" meta:word-count="289" meta:character-count="1659" meta:non-whitespace-character-count="1368"/>
    <meta:generator>LibreOffice/4.2.6.3$Linux_X86_64 LibreOffice_project/420m0$Build-3</meta:generator>
  </office:meta>
</office:document-meta>
</file>